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style:style>
    <style:style style:name="P2" style:family="paragraph" style:parent-style-name="Standard">
      <style:text-properties style:font-name="DejaVu Sans" fo:font-weight="normal" style:font-weight-asian="normal" style:font-weight-complex="normal"/>
    </style:style>
    <style:style style:name="P3" style:family="paragraph" style:parent-style-name="Standard">
      <style:paragraph-properties fo:break-before="page"/>
      <style:text-properties style:font-name="DejaVu Sans" fo:font-weight="normal" style:font-weight-asian="normal" style:font-weight-complex="normal"/>
    </style:style>
    <style:style style:name="P4" style:family="paragraph" style:parent-style-name="Text_20_body">
      <style:text-properties style:font-name="DejaVu Sans"/>
    </style:style>
    <style:style style:name="P5" style:family="paragraph" style:parent-style-name="Table_20_Contents">
      <style:paragraph-properties fo:text-align="center" style:justify-single-word="false"/>
      <style:text-properties style:font-name="DejaVu San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 <text:span text:style-name="T1">IDENTIFICAÇÃO DO GRUPO</text:span></text:p>
      <text:p text:style-name="P4"><text:span text:style-name="T1"/></text:p>
      <table:table table:name="Tabela1" table:style-name="Tabela1">
        <table:table-column table:style-name="Tabela1.A" table:number-columns-repeated="2"/>
        <table:table-row>
          <table:table-cell table:style-name="Tabela1.A1" office:value-type="string">
            <text:p text:style-name="P5">MATRICULA</text:p>
          </table:table-cell>
          <table:table-cell table:style-name="Tabela1.B1" office:value-type="string">
            <text:p text:style-name="P5">NOME</text:p>
          </table:table-cell>
        </table:table-row>
        <table:table-row>
          <table:table-cell table:style-name="Tabela1.A2" office:value-type="string">
            <text:p text:style-name="P5">11/0059697</text:p>
          </table:table-cell>
          <table:table-cell table:style-name="Tabela1.B2" office:value-type="string">
            <text:p text:style-name="P5">DANILO ALVES XAVIER</text:p>
          </table:table-cell>
        </table:table-row>
      </table:table>
      <text:p text:style-name="P1"/>
      <text:p text:style-name="P1"/>
      <text:p text:style-name="P1">2 – <text:span text:style-name="T1">DESCRIÇÃO DO PROJETO</text:span></text:p>
      <text:p text:style-name="P1"/>
      <text:p text:style-name="P1">O projeto tem como objetivo a construção de um sistema de mapeamento geográfico em uma rede de relacionamento. Os contatos da rede de relacionamento dos usuários deverão ser mapeados geograficamente por informações de sistemas de posicionamento global. A primeira etapa do projeto consiste em construir a estrutura de usuários, a interação em rede dos usuários, a comunicação da aplicação para obtenção de informações de posicionamento global da rede de contatos de usuários e as comparações de proximidade entres usuários em sua rede de relacionamentos. A segunda etapa é desenhar a rede de relacionamento dos usuário em mapas. A proposta de trabalho para a disciplina é modelar e implementar, em uma perspectiva orientada a objetos, a estrutura da rede de relacionamento, com usuários e suas interações.</text:p>
      <text:p text:style-name="P1"/>
      <text:p text:style-name="P1">2.1 – <text:span text:style-name="T1">REQUISITOS FUNCIONAIS</text:span></text:p>
      <text:p text:style-name="P1"><text:span text:style-name="T2"/></text:p>
      <text:p text:style-name="P1"><text:span text:style-name="T2">. Cadastro de usuários;</text:span></text:p>
      <text:p text:style-name="P1"><text:span text:style-name="T2">. Autenticação de usuários;</text:span></text:p>
      <text:p text:style-name="P1"><text:span text:style-name="T2">. Interação entre usuários;</text:span></text:p>
      <text:p text:style-name="P1"><text:span text:style-name="T2">. Inteligência de rede de relacionamentos.</text:span></text:p>
      <text:p text:style-name="P2">. Ciclo de atualização de informações para o mapeamento gráfico da rede de contatos;</text:p>
      <text:p text:style-name="P2"><text:span text:style-name="T4">. Envio de informações de posicionamento global do dispositivo cliente para a base de dados externa;</text:span></text:p>
      <text:p text:style-name="P2"><text:span text:style-name="T4">. Comunicação com o sistema de posicionamento global do dispositivo.</text:span></text:p>
      <text:p text:style-name="P2"><text:span text:style-name="T4">. Gravação de informações no dispositivo cliente, como imagens de mapas;</text:span></text:p>
      <text:p text:style-name="P1"><text:span text:style-name="T2"/></text:p>
      <text:p text:style-name="P1"><text:span text:style-name="T2">2.2 – </text:span><text:span text:style-name="T1">REQUISITOS NÃO-FUNCIONAIS</text:span></text:p>
      <text:p text:style-name="P2"/>
      <text:p text:style-name="P2">. A estrutura do sistema consiste em uma base de dados externa ao dispositivo cliente da aplicação;</text:p>
      <text:p text:style-name="P2">. A interface da aplicação com o cliente é realizada em programas de navegação (<text:span text:style-name="T3">browser</text:span><text:span text:style-name="T4">) e/ou aplicações executáveis portáveis;</text:span></text:p>
      <text:p text:style-name="P2"><text:span text:style-name="T4"/></text:p>
      <text:p text:style-name="P2"><text:span text:style-name="T4"/></text:p>
      <text:p text:style-name="P3"><text:span text:style-name="T4">3 – </text:span><text:span text:style-name="T5">PLANO DE ENTREGA</text:span></text:p>
      <text:p text:style-name="P2"><text:span text:style-name="T6"/></text:p>
      <text:p text:style-name="P2"><text:span text:style-name="T4">3.1 – </text:span><text:span text:style-name="T5">PRIMEIRA ENTREGA</text:span><text:span text:style-name="T4"> (30/9/14)</text:span></text:p>
      <text:p text:style-name="P2"><text:span text:style-name="T4"/></text:p>
      <text:p text:style-name="P2"><text:span text:style-name="T4">A primeira entrega, a ser realizada no dia 30 do mês de setembro do ano de 2014, contemplará:</text:span></text:p>
      <text:p text:style-name="P2"><text:span text:style-name="T4"/></text:p>
      <text:p text:style-name="P2"><text:span text:style-name="T4">a) Implementação das classes com a representação do domínio (usuário);</text:span></text:p>
      <text:p text:style-name="P2"><text:span text:style-name="T4"/></text:p>
      <text:p text:style-name="P2"><text:span text:style-name="T4">b) Implementação dos requisitos funcionais: cadastro e autenticação;</text:span></text:p>
      <text:p text:style-name="P2"><text:span text:style-name="T4"/></text:p>
      <text:p text:style-name="P2"><text:span text:style-name="T4">c) Implementação da integração com o banco de dados, necessária para atender o item (b);</text:span></text:p>
      <text:p text:style-name="P2"><text:span text:style-name="T4"/></text:p>
      <text:p text:style-name="P2"><text:span text:style-name="T4">d) Implementação da interface gráfica necessária para os requisitos funcionais listados no item (b).</text:span></text:p>
      <text:p text:style-name="P2"><text:span text:style-name="T4"/></text:p>
      <text:p text:style-name="P2"><text:span text:style-name="T4">3.1 – </text:span><text:span text:style-name="T5">SEGUNDA ENTREGA</text:span><text:span text:style-name="T4"> (30/10/14)</text:span></text:p>
      <text:p text:style-name="P2"><text:span text:style-name="T4"/></text:p>
      <text:p text:style-name="P2"><text:span text:style-name="T4">A segunda entrega, a ser realizada no dia 30 do mês de outubro do ano de 2014, contemplará:</text:span></text:p>
      <text:p text:style-name="P2"><text:span text:style-name="T4"/></text:p>
      <text:p text:style-name="P2"><text:span text:style-name="T4">a) Revisão das classes com a representação do domínio (usuários);</text:span></text:p>
      <text:p text:style-name="P2"><text:span text:style-name="T4"/></text:p>
      <text:p text:style-name="P2"><text:span text:style-name="T4">b) Implementação dos requisitos funcionais: interação entre usuários e inteligência de rede de relacionamentos;</text:span></text:p>
      <text:p text:style-name="P2"><text:span text:style-name="T4"/></text:p>
      <text:p text:style-name="P2"><text:span text:style-name="T4">c) Implementação da integração com o banco de dados, necessária para atender o item (b);</text:span></text:p>
      <text:p text:style-name="P2"><text:span text:style-name="T4"/></text:p>
      <text:p text:style-name="P2"><text:span text:style-name="T4">d) Implementação da interface gráfica necessária para os requisitos funcionais listados no item (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lo </meta:initial-creator>
    <meta:creation-date>2014-08-28T10:57:34</meta:creation-date>
    <dc:date>2014-08-28T14:35:27</dc:date>
    <dc:creator>Danilo </dc:creator>
    <meta:editing-duration>PT3H19M52S</meta:editing-duration>
    <meta:editing-cycles>24</meta:editing-cycles>
    <meta:generator>LibreOffice/3.5$Linux_X86_64 LibreOffice_project/350m1$Build-2</meta:generator>
    <meta:document-statistic meta:table-count="1" meta:image-count="0" meta:object-count="0" meta:page-count="2" meta:paragraph-count="32" meta:word-count="411" meta:character-count="2589" meta:non-whitespace-character-count="2209"/>
  </office:meta>
</office:document-meta>
</file>